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4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5102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2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2"/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Notes</text:p>
          </table:table-cell>
          <table:table-cell table:style-name="ce3" office:value-type="string" table:number-columns-spanned="5" table:number-rows-spanned="5">
            <text:p>This contains a stock list of all of the spare components SR has, left over from prototyping and board construction. Re-use of these components could save us £100s 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office:value-type="string">
            <text:p>4P4C Socket</text:p>
          </table:table-cell>
          <table:table-cell office:value-type="float" office:value="3">
            <text:p>3</text:p>
          </table:table-cell>
          <table:table-cell office:value-type="currency" office:currency="GBP" office:value="0.35">
            <text:p>£0.35</text:p>
          </table:table-cell>
          <table:table-cell/>
          <table:covered-table-cell table:number-columns-repeated="5"/>
          <table:table-cell table:formula="of:=[.D2]*[.E2]" office:value-type="currency" office:currency="GBP" office:value="1.05">
            <text:p>£1.0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671498">
            <text:p>1671498</text:p>
          </table:table-cell>
          <table:table-cell office:value-type="string">
            <text:p>16*2 LCD module</text:p>
          </table:table-cell>
          <table:table-cell office:value-type="float" office:value="3">
            <text:p>3</text:p>
          </table:table-cell>
          <table:table-cell office:value-type="currency" office:currency="GBP" office:value="3.84">
            <text:p>£3.84</text:p>
          </table:table-cell>
          <table:table-cell/>
          <table:covered-table-cell table:number-columns-repeated="5"/>
          <table:table-cell table:formula="of:=[.D3]*[.E3]" office:value-type="currency" office:currency="GBP" office:value="11.52">
            <text:p>£11.5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324786">
            <text:p>1324786</text:p>
          </table:table-cell>
          <table:table-cell office:value-type="string">
            <text:p>N-MOSFET</text:p>
          </table:table-cell>
          <table:table-cell office:value-type="float" office:value="3">
            <text:p>3</text:p>
          </table:table-cell>
          <table:table-cell office:value-type="currency" office:currency="GBP" office:value="0.59">
            <text:p>£0.59</text:p>
          </table:table-cell>
          <table:table-cell/>
          <table:covered-table-cell table:number-columns-repeated="5"/>
          <table:table-cell table:formula="of:=[.D4]*[.E4]" office:value-type="currency" office:currency="GBP" office:value="1.77">
            <text:p>£1.77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938220">
            <text:p>3938220</text:p>
          </table:table-cell>
          <table:table-cell office:value-type="string">
            <text:p>4P4C Plug</text:p>
          </table:table-cell>
          <table:table-cell office:value-type="float" office:value="11">
            <text:p>11</text:p>
          </table:table-cell>
          <table:table-cell office:value-type="currency" office:currency="GBP" office:value="0.109">
            <text:p>£0.11</text:p>
          </table:table-cell>
          <table:table-cell office:value-type="string">
            <text:p>This includes a bag of TE05302, exactly the same component</text:p>
          </table:table-cell>
          <table:covered-table-cell table:number-columns-repeated="5"/>
          <table:table-cell table:formula="of:=[.D5]*[.E5]" office:value-type="currency" office:currency="GBP" office:value="1.199">
            <text:p>£1.2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99257">
            <text:p>1099257</text:p>
          </table:table-cell>
          <table:table-cell office:value-type="string">
            <text:p>16 way header</text:p>
          </table:table-cell>
          <table:table-cell office:value-type="float" office:value="5">
            <text:p>5</text:p>
          </table:table-cell>
          <table:table-cell office:value-type="currency" office:currency="GBP" office:value="0.45">
            <text:p>£0.45</text:p>
          </table:table-cell>
          <table:table-cell table:number-columns-repeated="6"/>
          <table:table-cell table:formula="of:=[.D6]*[.E6]" office:value-type="currency" office:currency="GBP" office:value="2.25">
            <text:p>£2.2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office:value-type="string">
            <text:p>Horizontal end cover</text:p>
          </table:table-cell>
          <table:table-cell office:value-type="float" office:value="4">
            <text:p>4</text:p>
          </table:table-cell>
          <table:table-cell office:value-type="currency" office:currency="GBP" office:value="0.47">
            <text:p>£0.47</text:p>
          </table:table-cell>
          <table:table-cell table:number-columns-repeated="6"/>
          <table:table-cell table:formula="of:=[.D7]*[.E7]" office:value-type="currency" office:currency="GBP" office:value="1.88">
            <text:p>£1.8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office:value-type="string">
            <text:p>Terminal block, 2.54mm</text:p>
          </table:table-cell>
          <table:table-cell office:value-type="float" office:value="143">
            <text:p>143</text:p>
          </table:table-cell>
          <table:table-cell office:value-type="currency" office:currency="GBP" office:value="0.153">
            <text:p>£0.15</text:p>
          </table:table-cell>
          <table:table-cell office:value-type="string">
            <text:p>Comes in 10-way blocks. Just snap off to use.</text:p>
          </table:table-cell>
          <table:table-cell office:value-type="string" table:number-columns-spanned="2" table:number-rows-spanned="1">
            <text:p>Total cost of parts in bag</text:p>
          </table:table-cell>
          <table:covered-table-cell/>
          <table:table-cell table:number-columns-repeated="3"/>
          <table:table-cell table:formula="of:=[.D8]*[.E8]" office:value-type="currency" office:currency="GBP" office:value="21.879">
            <text:p>£21.88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/>
          <table:table-cell table:formula="of:=SUM([.L2:.L28])" office:value-type="currency" office:currency="GBP" office:value="41.548">
            <text:p>£41.55</text:p>
          </table:table-cell>
          <table:table-cell table:number-columns-repeated="4"/>
          <table:table-cell table:formula="of:=[.D9]*[.E9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0]*[.E10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1]*[.E11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2]*[.E12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3]*[.E13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4]*[.E14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5]*[.E15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16]*[.E1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17]*[.E1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18]*[.E1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19]*[.E1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0]*[.E2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1]*[.E2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2]*[.E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3]*[.E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4]*[.E2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5]*[.E2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6]*[.E2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7]*[.E2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28]*[.E28]" office:value-type="float" office:value="0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20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Busse</meta:initial-creator>
    <meta:creation-date>2010-04-18T19:35:24</meta:creation-date>
    <dc:date>2010-04-18T20:21:16</dc:date>
    <dc:creator>Andrew Busse</dc:creator>
    <meta:editing-duration>PT00H24M41S</meta:editing-duration>
    <meta:editing-cycles>2</meta:editing-cycles>
    <meta:generator>OpenOffice.org/3.1$Unix OpenOffice.org_project/310m19$Build-9420</meta:generator>
    <meta:document-statistic meta:table-count="3" meta:cell-count="121" meta:object-count="0"/>
  </office:meta>
</office:document-meta>
</file>